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299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3138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9937in"/>
    </style:style>
    <style:style style:name="co9" style:family="table-column">
      <style:table-column-properties fo:break-before="auto" style:column-width="2.648in"/>
    </style:style>
    <style:style style:name="co10" style:family="table-column">
      <style:table-column-properties fo:break-before="auto" style:column-width="1.6402in"/>
    </style:style>
    <style:style style:name="co11" style:family="table-column">
      <style:table-column-properties fo:break-before="auto" style:column-width="1.822in"/>
    </style:style>
    <style:style style:name="co12" style:family="table-column">
      <style:table-column-properties fo:break-before="auto" style:column-width="2.1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838"/>
      <style:text-properties style:use-window-font-color="true"/>
    </style:style>
    <style:style style:name="ce5" style:family="table-cell" style:parent-style-name="Default">
      <style:table-cell-properties fo:background-color="#5eb91e"/>
      <style:text-properties style:use-window-font-color="true"/>
    </style:style>
    <style:style style:name="ce3" style:family="table-cell" style:parent-style-name="Default">
      <style:table-cell-properties fo:background-color="#ff3838"/>
    </style:style>
    <style:style style:name="ce4" style:family="table-cell" style:parent-style-name="Default">
      <style:table-cell-properties fo:background-color="#5eb91e"/>
    </style:style>
    <style:style style:name="ce8" style:family="table-cell" style:parent-style-name="Default">
      <style:table-cell-properties fo:background-color="#ff3838"/>
      <style:text-properties fo:color="#000000"/>
    </style:style>
    <style:style style:name="ce11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Cyc1_U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table:style-name="ce1" office:value-type="string" calcext:value-type="string">
            <text:p>NIRUS00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5" office:value-type="string" calcext:value-type="string">
            <text:p>NIRUS00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0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0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8" office:value-type="string" calcext:value-type="string">
            <text:p>NIRUS0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1" office:value-type="string" calcext:value-type="string">
            <text:p>NIRUS0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R_US_100 - Copy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F_patient#1 - Copy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5 - Copy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table table:name="Cyc1_DOT" table:style-name="ta1">
        <table:table-column table:style-name="co8" table:default-cell-style-name="Default"/>
        <table:table-column table:style-name="co7" table:number-columns-repeated="10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table:style-name="ce1" office:value-type="string" calcext:value-type="string">
            <text:p>NIRUS0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5" office:value-type="string" calcext:value-type="string">
            <text:p>NIRUS0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0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0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" office:value-type="string" calcext:value-type="string">
            <text:p>NIRUS039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R_US_100 - Copy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F_patient#1 - Cop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5 - Cop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table table:name="Cyc2_US" table:style-name="ta1">
        <table:table-column table:style-name="co9" table:default-cell-style-name="Default"/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</table:table-row>
        <table:table-row table:style-name="ro1">
          <table:table-cell table:style-name="ce1" office:value-type="string" calcext:value-type="string">
            <text:p>NIRUS00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NIRUS00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0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string" calcext:value-type="string">
            <text:p>NIRUS0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NIRUS02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1 - Copy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4 - Copy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F_patient#5 - Copy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</table:table>
      <table:table table:name="Cyc2_DOT" table:style-name="ta1">
        <table:table-column table:style-name="co10" table:number-columns-repeated="2" table:default-cell-style-name="Default"/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</table:table-row>
        <table:table-row table:style-name="ro1">
          <table:table-cell table:style-name="ce1" office:value-type="string" calcext:value-type="string">
            <text:p>NIRUS00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NIRUS0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0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NIRUS02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1 - Cop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4 - Cop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F_patient#5 - Cop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</table:table>
      <table:table table:name="Cyc3_US" table:style-name="ta1">
        <table:table-column table:style-name="co11" table:default-cell-style-name="Default"/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</table:table-row>
        <table:table-row table:style-name="ro1">
          <table:table-cell table:style-name="ce1" office:value-type="string" calcext:value-type="string">
            <text:p>NIRUS00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NIRUS00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0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string" calcext:value-type="string">
            <text:p>NIRUS0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3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3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1 - Copy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4 - Copy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F_patient#5 - Copy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</table:table>
      <table:table table:name="Cyc3_DOT" table:style-name="ta1">
        <table:table-column table:style-name="co12" table:default-cell-style-name="Default"/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</table:table-row>
        <table:table-row table:style-name="ro1">
          <table:table-cell table:style-name="ce1" office:value-type="string" calcext:value-type="string">
            <text:p>NIRUS0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NIRUS0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0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0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3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39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1 - Cop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4 - Cop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F_patient#5 - Cop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14T10:55:09.582469822</dc:date>
    <meta:editing-duration>P26DT1H9M46S</meta:editing-duration>
    <meta:editing-cycles>88</meta:editing-cycles>
    <meta:document-statistic meta:table-count="6" meta:cell-count="3053" meta:object-count="0"/>
  </office:meta>
</office:document-meta>
</file>